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71cm" style:rel-column-width="2081*"/>
    </style:style>
    <style:style style:name="Tableau7.B" style:family="table-column">
      <style:table-column-properties style:column-width="3.817cm" style:rel-column-width="2164*"/>
    </style:style>
    <style:style style:name="Tableau7.C" style:family="table-column">
      <style:table-column-properties style:column-width="3.526cm" style:rel-column-width="1999*"/>
    </style:style>
    <style:style style:name="Tableau7.F" style:family="table-column">
      <style:table-column-properties style:column-width="3.672cm" style:rel-column-width="2082*"/>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5" style:family="paragraph" style:parent-style-name="Standard">
      <style:text-properties style:font-name="Arial"/>
    </style:style>
    <style:style style:name="P6" style:family="paragraph" style:parent-style-name="Standard">
      <style:text-properties style:font-name="Arial" officeooo:rsid="000a9df8" officeooo:paragraph-rsid="000a9df8"/>
    </style:style>
    <style:style style:name="P7" style:family="paragraph" style:parent-style-name="Standard">
      <style:paragraph-properties fo:text-align="center" style:justify-single-word="false"/>
      <style:text-properties style:font-name="Arial" officeooo:rsid="0010d444" officeooo:paragraph-rsid="0010d444"/>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c0314" officeooo:paragraph-rsid="0010d444"/>
    </style:style>
    <style:style style:name="P10" style:family="paragraph" style:parent-style-name="Standard">
      <style:text-properties style:font-name="Arial" officeooo:paragraph-rsid="0016f48b"/>
    </style:style>
    <style:style style:name="P11" style:family="paragraph" style:parent-style-name="Standard">
      <style:text-properties style:font-name="Arial" officeooo:paragraph-rsid="0016f309"/>
    </style:style>
    <style:style style:name="P12" style:family="paragraph" style:parent-style-name="Standard">
      <style:text-properties style:font-name="Arial" officeooo:paragraph-rsid="001daf7c"/>
    </style:style>
    <style:style style:name="P13" style:family="paragraph" style:parent-style-name="Standard">
      <style:paragraph-properties fo:text-align="center" style:justify-single-word="false" fo:break-before="page"/>
      <style:text-properties style:font-name="Arial" officeooo:rsid="001c0314" officeooo:paragraph-rsid="001daf7c"/>
    </style:style>
    <style:style style:name="P14" style:family="paragraph" style:parent-style-name="Text_20_body">
      <style:paragraph-properties fo:text-align="center" style:justify-single-word="false"/>
      <style:text-properties style:font-name="Arial" officeooo:rsid="0010c9be" officeooo:paragraph-rsid="0010c9be"/>
    </style:style>
    <style:style style:name="P15" style:family="paragraph" style:parent-style-name="Table_20_Contents">
      <style:text-properties style:font-name="Arial"/>
    </style:style>
    <style:style style:name="P16" style:family="paragraph" style:parent-style-name="Table_20_Contents">
      <style:text-properties style:font-name="Arial" fo:font-size="10pt" officeooo:rsid="000ecfe2" officeooo:paragraph-rsid="000ecfe2" style:font-size-asian="10pt" style:font-size-complex="10pt"/>
    </style:style>
    <style:style style:name="P17"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5" style:family="paragraph" style:parent-style-name="Table_20_Contents">
      <style:paragraph-properties fo:text-align="center" style:justify-single-word="false"/>
      <style:text-properties style:font-name="Arial" officeooo:rsid="0010c9be" officeooo:paragraph-rsid="0010c9be"/>
    </style:style>
    <style:style style:name="P26" style:family="paragraph" style:parent-style-name="Table_20_Contents">
      <style:paragraph-properties fo:text-align="center" style:justify-single-word="false"/>
      <style:text-properties style:font-name="Arial" officeooo:rsid="0010c9be" officeooo:paragraph-rsid="0010d444"/>
    </style:style>
    <style:style style:name="P27" style:family="paragraph" style:parent-style-name="Table_20_Contents">
      <style:paragraph-properties fo:text-align="center" style:justify-single-word="false"/>
      <style:text-properties style:font-name="Arial" officeooo:rsid="0010d444" officeooo:paragraph-rsid="0010d444"/>
    </style:style>
    <style:style style:name="P28"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9"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0"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2"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3" style:family="paragraph" style:parent-style-name="Table_20_Contents">
      <style:text-properties style:font-name="Arial" officeooo:rsid="000a9df8" officeooo:paragraph-rsid="000a9df8"/>
    </style:style>
    <style:style style:name="P34" style:family="paragraph" style:parent-style-name="Table_20_Contents">
      <style:text-properties style:font-name="Arial" officeooo:rsid="001feb40" officeooo:paragraph-rsid="000a9df8"/>
    </style:style>
    <style:style style:name="P35" style:family="paragraph" style:parent-style-name="Table_20_Contents">
      <style:text-properties style:font-name="Arial" officeooo:rsid="000bde94" officeooo:paragraph-rsid="000bde94"/>
    </style:style>
    <style:style style:name="P36" style:family="paragraph" style:parent-style-name="Table_20_Contents">
      <style:text-properties style:font-name="Arial" officeooo:paragraph-rsid="0010d444"/>
    </style:style>
    <style:style style:name="P37" style:family="paragraph" style:parent-style-name="Table_20_Contents">
      <style:text-properties style:font-name="Arial" officeooo:rsid="0014371b" officeooo:paragraph-rsid="0014371b"/>
    </style:style>
    <style:style style:name="P38" style:family="paragraph" style:parent-style-name="Table_20_Contents">
      <style:text-properties style:font-name="Arial" officeooo:rsid="0014371b" officeooo:paragraph-rsid="0016f48b"/>
    </style:style>
    <style:style style:name="P39" style:family="paragraph" style:parent-style-name="Table_20_Contents">
      <style:text-properties style:font-name="Arial" officeooo:paragraph-rsid="0016f48b"/>
    </style:style>
    <style:style style:name="P40" style:family="paragraph" style:parent-style-name="Table_20_Contents">
      <style:text-properties style:font-name="Arial" officeooo:rsid="00240979" officeooo:paragraph-rsid="00240979"/>
    </style:style>
    <style:style style:name="P41"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2" style:family="paragraph" style:parent-style-name="Footnote">
      <style:text-properties officeooo:rsid="0010c9be" officeooo:paragraph-rsid="0010c9be"/>
    </style:style>
    <style:style style:name="P43"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4" style:family="paragraph" style:parent-style-name="Table_20_Contents">
      <style:text-properties officeooo:paragraph-rsid="00271635"/>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style:font-name="Arial" officeooo:rsid="00240979"/>
    </style:style>
    <style:style style:name="T9" style:family="text">
      <style:text-properties style:font-name="Arial" officeooo:rsid="0027163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3">REGISTRE DE DÉCLARATION</text:p>
            <text:p text:style-name="P33">D’ACCIDENTS DU TRAVAIL BÉNINS</text:p>
            <text:p text:style-name="P33">SURVENUS AU COURS DE L’ANNÉE</text:p>
          </table:table-cell>
          <table:table-cell table:style-name="Tableau1.B1" office:value-type="string">
            <text:p text:style-name="P4">N° de registre :</text:p>
          </table:table-cell>
        </table:table-row>
        <table:table-row>
          <table:table-cell table:style-name="Tableau1.A2" office:value-type="string">
            <text:p text:style-name="P33">(Art. L441-4- D441-1 à D441-4 du Code de la Sécurité Sociale)</text:p>
          </table:table-cell>
          <table:table-cell table:style-name="Tableau1.B2" office:value-type="string">
            <text:p text:style-name="P33">IMPORTANT : Ce document est exclusivement réservé aux salariés de votre entreprise</text:p>
          </table: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6">RAISON SOCIALE : </text:p>
          </table:table-cell>
          <table:table-cell table:style-name="Tableau2.B1" office:value-type="string">
            <text:p text:style-name="P15"/>
          </table:table-cell>
        </table:table-row>
        <table:table-row>
          <table:table-cell table:style-name="Tableau2.A2" office:value-type="string">
            <text:p text:style-name="P6">ADRESSE de <text:span text:style-name="T6">L’ÉTABLISSEMENT</text:span> :</text:p>
          </table:table-cell>
          <table:table-cell table:style-name="Tableau2.B2" office:value-type="string">
            <text:p text:style-name="P15"/>
          </table:table-cell>
        </table:table-row>
        <table:table-row>
          <table:table-cell table:style-name="Tableau2.A2" office:value-type="string">
            <text:p text:style-name="P34">TÉLÉPHONE</text:p>
          </table:table-cell>
          <table:table-cell table:style-name="Tableau2.B2" office:value-type="string">
            <text:p text:style-name="P15"/>
          </table:table-cell>
        </table:table-row>
        <table:table-row>
          <table:table-cell table:style-name="Tableau2.A2" office:value-type="string">
            <text:p text:style-name="P33">N° SIRET</text:p>
          </table:table-cell>
          <table:table-cell table:style-name="Tableau2.B2" office:value-type="string">
            <text:p text:style-name="P15"/>
          </table:table-cell>
        </table:table-row>
        <table:table-row>
          <table:table-cell table:style-name="Tableau2.A2" office:value-type="string">
            <text:p text:style-name="P35">E MAIL</text:p>
          </table:table-cell>
          <table:table-cell table:style-name="Tableau2.B2" office:value-type="string">
            <text:p text:style-name="P15"/>
          </table:table-cell>
        </table:table-row>
        <table:table-row>
          <table:table-cell table:style-name="Tableau2.A2" office:value-type="string">
            <text:p text:style-name="P35">EFFECTIF</text:p>
          </table:table-cell>
          <table:table-cell table:style-name="Tableau2.B2" office:value-type="string">
            <text:p text:style-name="P15"/>
          </table:table-cell>
        </table:table-row>
        <table:table-row>
          <table:table-cell table:style-name="Tableau2.A2" office:value-type="string">
            <text:p text:style-name="P35">NOMBRE DE PAGE<text:span text:style-name="T5">S TOTAL</text:span></text:p>
          </table:table-cell>
          <table:table-cell table:style-name="Tableau2.B2" office:value-type="string">
            <text:p text:style-name="P3"><text:page-count>6</text:page-count></text:p>
          </table:table-cell>
        </table:table-row>
      </table:table>
      <text:p text:style-name="P5"/>
      <text:p text:style-name="P6"/>
      <text:p text:style-name="P6"/>
      <table:table table:name="Tableau3" table:style-name="Tableau3">
        <table:table-column table:style-name="Tableau3.A"/>
        <table:table-column table:style-name="Tableau3.B"/>
        <table:table-row>
          <table:table-cell table:style-name="Tableau3.A1" office:value-type="string">
            <text:p text:style-name="P16">QUELS ACCIDENTS INSCRIRE DANS LE REGISTRE ?</text:p>
            <text:p text:style-name="P16">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6"/>
            <text:p text:style-name="P16">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6"/>
            <text:p text:style-name="P16">Les maladies professionnelles ne sont pas concernées.</text:p>
            <text:p text:style-name="P16"/>
            <text:p text:style-name="P16">COMMENT UTILSER LE REGISTRE ?</text:p>
            <text:p text:style-name="P16"/>
            <text:p text:style-name="P16">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6"/>
            <text:p text:style-name="P16">Séparer chaque accident par un trait horizontal.</text:p>
            <text:p text:style-name="P16"/>
            <text:p text:style-name="P16">Chaque inscription doit être visée par le donneur de soins (si pas de soin donné, mettre dans la colonne « signature du donneur de soins » : sans soin) et la victime.</text:p>
            <text:p text:style-name="P16"/>
            <text:p text:style-name="P16">Le nom et le visa de la ou les personnes(s) chargée(s) de donner les soins doivent figurer sur la première page du registre.</text:p>
            <text:p text:style-name="P16">Seules ces personnes recensées sont habilitées à inscrire des accidents dans le registre.</text:p>
            <text:p text:style-name="P16">Tout changement de raison sociale, adresse, n° siret doit nous être signalé.</text:p>
            <text:p text:style-name="P16"/>
            <text:p text:style-name="P16">POUR RENOUVELER LE REGISTRE</text:p>
            <text:p text:style-name="P16">Les registres sont valables pour l’année civile au cours de laquelle ils ont été délivrés.</text:p>
            <text:p text:style-name="P16"/>
            <text:p text:style-name="P16">Le renouvellement se fera par tacite reconduction, en fin d’exercice.</text:p>
          </table:table-cell>
          <table:table-cell table:style-name="Tableau3.B1" office:value-type="string">
            <text:p text:style-name="P16">CONSULTATION ET CONTRÔLE DU REGISTRE Pendant l’année en cours :</text:p>
            <text:p text:style-name="P16">Le registre est conservé par l’entreprise, il est tenu à disposition :</text:p>
            <text:p text:style-name="P16">de la victime ou de ses ayants droit en ce qui les concerne,</text:p>
            <text:p text:style-name="P16">des agents de contrôle de la Caisse Primaire ou de la Carsat,</text:p>
            <text:p text:style-name="P16">de l’inspection du travail</text:p>
            <text:p text:style-name="P16">du Comité d’Hygiène, de Sécurité et des Conditions de Travail, ou à défaut des délégués du Personnel,</text:p>
            <text:p text:style-name="P16"/>
            <text:p text:style-name="P16">du médecin du travail.</text:p>
            <text:p text:style-name="P16"/>
            <text:p text:style-name="P16">RETOUR du REGISTRE à la CARSAT</text:p>
            <text:p text:style-name="P16">Renvoyer à la Carsat, dans les 15 jours de l’exercice suivant, le registre utilisé ou non utilisé de l’année.</text:p>
            <text:p text:style-name="P16"/>
            <text:p text:style-name="P16">Dans le cas où le registre ne nous était pas retourné, l’envoi de celui-ci ne serait pas reconduit l’année suivante.</text:p>
            <text:p text:style-name="P16"/>
            <text:p text:style-name="P16">Il est indispensable d’en faire une copie avant de retourner le registre.</text:p>
            <text:p text:style-name="P16"/>
            <text:p text:style-name="P16">En cas de fermeture définitive de votre entreprise, vous voudrez bien nous le signaler.</text:p>
            <text:p text:style-name="P16"/>
            <text:p text:style-name="P16">Le registre est alors conservé par la Carsat et peut être consulté par les victimes intéressées (ou leurs ayants-droit) et par l’employeur.</text:p>
            <text:p text:style-name="P16"/>
            <text:p text:style-name="P16">Le registre d’infirmerie ne comprenant aucun accident bénin se doit d’être retourné auprès de notre service.</text:p>
            <text:p text:style-name="P16"/>
            <text:p text:style-name="P16">IMPORTANT</text:p>
            <text:p text:style-name="P16">L’inscription dans le registre ne dispense pas de la déclaration ultérieure à la Caisse Primaire (au moyen de l’imprimé S.6200) :</text:p>
            <text:p text:style-name="P16">si la victime le demande,</text:p>
            <text:p text:style-name="P16">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4">ATTENTION La Carsat PEUT <text:span text:style-name="T7">DÉCIDER</text:span> LE RETRAIT D’AUTORISATION DE TENUE DU REGISTRE DANS LES CAS SUIVANTS :</text:p>
            <text:list xml:id="list8871525533851497396" text:style-name="L1">
              <text:list-item>
                <text:p text:style-name="P43">Disparition des conditions permettant la tenue d’un registre,</text:p>
              </text:list-item>
              <text:list-item>
                <text:p text:style-name="P43">Tenue incorrecte du registre,</text:p>
              </text:list-item>
              <text:list-item>
                <text:p text:style-name="P43">Refus de présentation du registre.</text:p>
              </text:list-item>
            </text:list>
            <text:p text:style-name="P24">La décision motivée du retrait d’autorisation doit être notifiée à l’employeur, par la Carsat.</text:p>
          </table:table-cell>
          <table:covered-table-cell/>
        </table:table-row>
      </table:table>
      <text:p text:style-name="P14"><text:soft-page-break/>DIFFÉRENTS DONNEURS DE SOINS<text:note text:id="ftn1" text:note-class="footnote"><text:note-citation>1</text:note-citation><text:note-body><text:p text:style-name="P42">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5">Id</text:p>
          </table:table-cell>
          <table:table-cell table:style-name="Tableau4.A1" office:value-type="string">
            <text:p text:style-name="P25">Nom</text:p>
          </table:table-cell>
          <table:table-cell table:style-name="Tableau4.A1" office:value-type="string">
            <text:p text:style-name="P25">Prénom</text:p>
          </table:table-cell>
          <table:table-cell table:style-name="Tableau4.A1" office:value-type="string">
            <text:p text:style-name="P25">Qualification<text:note text:id="ftn2" text:note-class="footnote"><text:note-citation>2</text:note-citation><text:note-body><text:p text:style-name="P42">Préciser s’il s’agit d’un médecin, d’un(e) pharmacien(ne), d’un(e) infirmier(e) ou d’un(e) secouriste</text:p></text:note-body></text:note></text:p>
          </table:table-cell>
          <table:table-cell table:style-name="Tableau4.E1" office:value-type="string">
            <text:p text:style-name="P25">Signature</text:p>
          </table:table-cell>
        </table:table-row>
        <table:table-row>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E2" office:value-type="string">
            <text:p text:style-name="P15"/>
          </table:table-cell>
        </table:table-row>
      </table:table>
      <text:p text:style-name="P6"/>
      <text:p text:style-name="P7">PRÉSENTATION DU REGISTRE - PERSONNE(S) AYANT CONTRÔL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6">Id</text:p>
          </table:table-cell>
          <table:table-cell table:style-name="Tableau5.A1" office:value-type="string">
            <text:p text:style-name="P26">Nom</text:p>
          </table:table-cell>
          <table:table-cell table:style-name="Tableau5.A1" office:value-type="string">
            <text:p text:style-name="P26">Prénom</text:p>
          </table:table-cell>
          <table:table-cell table:style-name="Tableau5.A1" office:value-type="string">
            <text:p text:style-name="P27">Organisme</text:p>
          </table:table-cell>
          <table:table-cell table:style-name="Tableau5.A1" office:value-type="string">
            <text:p text:style-name="P27">Date</text:p>
          </table:table-cell>
          <table:table-cell table:style-name="Tableau5.A1" office:value-type="string">
            <text:p text:style-name="P26">Signature</text:p>
          </table:table-cell>
          <table:table-cell table:style-name="Tableau5.G1" office:value-type="string">
            <text:p text:style-name="P27">Observations</text:p>
          </table:table-cell>
        </table:table-row>
        <table:table-row>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G2" office:value-type="string">
            <text:p text:style-name="P36"/>
          </table:table-cell>
        </table:table-row>
      </table:table>
      <text:p text:style-name="P8"/>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7">Raison sociale</text:p>
          </table:table-cell>
          <table:table-cell table:style-name="Tableau6.A1" office:value-type="string">
            <text:p text:style-name="P15"/>
          </table:table-cell>
          <table:table-cell table:style-name="Tableau6.A1" office:value-type="string">
            <text:p text:style-name="P37">Adresse</text:p>
          </table:table-cell>
          <table:table-cell table:style-name="Tableau6.A1" office:value-type="string">
            <text:p text:style-name="P37"/>
          </table:table-cell>
          <table:table-cell table:style-name="Tableau6.A1" office:value-type="string">
            <text:p text:style-name="P37">N°SIRET</text:p>
          </table:table-cell>
          <table:table-cell table:style-name="Tableau6.F1" office:value-type="string">
            <text:p text:style-name="P37"/>
          </table:table-cell>
        </table:table-row>
      </table:table>
      <text:p text:style-name="P8"/>
      <table:table table:name="Tableau7" table:style-name="Tableau7">
        <table:table-column table:style-name="Tableau7.A"/>
        <table:table-column table:style-name="Tableau7.B"/>
        <table:table-column table:style-name="Tableau7.C"/>
        <table:table-column table:style-name="Tableau7.A" table:number-columns-repeated="2"/>
        <table:table-column table:style-name="Tableau7.F" table:number-columns-repeated="2"/>
        <table:table-row>
          <table:table-cell table:style-name="Tableau7.A1" office:value-type="string">
            <text:p text:style-name="P22">1</text:p>
            <text:p text:style-name="P20">N°d’ordre</text:p>
          </table:table-cell>
          <table:table-cell table:style-name="Tableau7.A1" office:value-type="string">
            <text:p text:style-name="P22">2</text:p>
            <text:p text:style-name="P20">Date d’inscription dans le registre</text:p>
          </table:table-cell>
          <table:table-cell table:style-name="Tableau7.A1" office:value-type="string">
            <text:p text:style-name="P22">3</text:p>
            <text:p text:style-name="P20">Nom, Prénom, matricule interne de la victime</text:p>
          </table:table-cell>
          <table:table-cell table:style-name="Tableau7.A1" office:value-type="string">
            <text:p text:style-name="P22">4</text:p>
            <text:p text:style-name="P20">Date et heure</text:p>
          </table:table-cell>
          <table:table-cell table:style-name="Tableau7.A1" office:value-type="string">
            <text:p text:style-name="P22">5</text:p>
            <text:p text:style-name="P21">Lieu</text:p>
          </table:table-cell>
          <table:table-cell table:style-name="Tableau7.A1" office:value-type="string">
            <text:p text:style-name="P22">6</text:p>
            <text:p text:style-name="P20">Circonstances détaillées (indiquer, le cas échéant, l'appareil, la machine ou le moyen de locomotion utilisé)</text:p>
          </table:table-cell>
          <table:table-cell table:style-name="Tableau7.G1" office:value-type="string">
            <text:p text:style-name="P22">7</text:p>
            <text:p text:style-name="P20">Siège des lésions (préciser, s'il y a lieu, droite ou gauche)</text:p>
          </table:table-cell>
        </table:table-row>
        <table:table-row>
          <table:table-cell table:style-name="Tableau7.E2" office:value-type="string">
            <text:p text:style-name="P40">[!-- BEGIN row.accidentDebut --]{ref}</text:p>
          </table:table-cell>
          <table:table-cell table:style-name="Tableau7.B2" office:value-type="string">
            <text:p text:style-name="P44"><text:span text:style-name="T8">{</text:span><text:span text:style-name="T9">dateInscriptionRegistre</text:span><text:span text:style-name="T8">}</text:span></text:p>
          </table:table-cell>
          <table:table-cell table:style-name="Tableau7.C2" office:value-type="string">
            <text:p text:style-name="P40">{nomPrenomMatriculeVictime}</text:p>
          </table:table-cell>
          <table:table-cell table:style-name="Tableau7.E2" office:value-type="string">
            <text:p text:style-name="P40">{dateHeure}</text:p>
          </table:table-cell>
          <table:table-cell table:style-name="Tableau7.E2" office:value-type="string">
            <text:p text:style-name="P40">{lieu}</text:p>
          </table:table-cell>
          <table:table-cell table:style-name="Tableau7.F2" office:value-type="string">
            <text:p text:style-name="P40">{circonstances}</text:p>
          </table:table-cell>
          <table:table-cell table:style-name="Tableau7.G2" office:value-type="string">
            <text:p text:style-name="P40">{siegeLesions}[!-- END row.accidentDebut --]</text:p>
          </table:table-cell>
        </table:table-row>
      </table:table>
      <text:p text:style-name="P8"/>
      <text:p text:style-name="P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8">Raison sociale</text:p>
          </table:table-cell>
          <table:table-cell table:style-name="Tableau9.A1" office:value-type="string">
            <text:p text:style-name="P39"/>
          </table:table-cell>
          <table:table-cell table:style-name="Tableau9.A1" office:value-type="string">
            <text:p text:style-name="P38">Adresse</text:p>
          </table:table-cell>
          <table:table-cell table:style-name="Tableau9.A1" office:value-type="string">
            <text:p text:style-name="P38"/>
          </table:table-cell>
          <table:table-cell table:style-name="Tableau9.A1" office:value-type="string">
            <text:p text:style-name="P38">N°SIRET</text:p>
          </table:table-cell>
          <table:table-cell table:style-name="Tableau9.F1" office:value-type="string">
            <text:p text:style-name="P38"/>
          </table:table-cell>
        </table:table-row>
      </table:table>
      <text:p text:style-name="P10"/>
      <text:p text:style-name="P10"/>
      <table:table table:name="Tableau8" table:style-name="Tableau8">
        <table:table-column table:style-name="Tableau8.A" table:number-columns-repeated="6"/>
        <table:table-column table:style-name="Tableau8.G"/>
        <table:table-row>
          <table:table-cell table:style-name="Tableau8.A1" office:value-type="string">
            <text:p text:style-name="P23">1</text:p>
            <text:p text:style-name="P19">N°d’ordre</text:p>
          </table:table-cell>
          <table:table-cell table:style-name="Tableau8.A1" office:value-type="string">
            <text:p text:style-name="P23">8</text:p>
            <text:p text:style-name="P17">Nature des lésions</text:p>
          </table:table-cell>
          <table:table-cell table:style-name="Tableau8.A1" office:value-type="string">
            <text:p text:style-name="P23">9</text:p>
            <text:p text:style-name="P17">Nom et adresse des témoins ou de la première personne avisée</text:p>
          </table:table-cell>
          <table:table-cell table:style-name="Tableau8.A1" office:value-type="string">
            <text:p text:style-name="P23">10</text:p>
            <text:p text:style-name="P17">Nom et adresse des tiers impliqués extérieurs à l'établissement</text:p>
          </table:table-cell>
          <table:table-cell table:style-name="Tableau8.A1" office:value-type="string">
            <text:p text:style-name="P23">11</text:p>
            <text:p text:style-name="P17">Nom et signature du donneur de soins</text:p>
          </table:table-cell>
          <table:table-cell table:style-name="Tableau8.A1" office:value-type="string">
            <text:p text:style-name="P23">12</text:p>
            <text:p text:style-name="P18">Signature de la victime</text:p>
          </table:table-cell>
          <table:table-cell table:style-name="Tableau8.G1" office:value-type="string">
            <text:p text:style-name="P23">13</text:p>
            <text:p text:style-name="P17">Observations (date de la DAT éventuellement)</text:p>
          </table:table-cell>
        </table:table-row>
        <table:table-row>
          <table:table-cell table:style-name="Tableau8.F2" office:value-type="string">
            <text:p text:style-name="P40">[!-- BEGIN row.accidentFin --]{ref}</text:p>
          </table:table-cell>
          <table:table-cell table:style-name="Tableau8.F2" office:value-type="string">
            <text:p text:style-name="P40">{natureLesions}</text:p>
          </table:table-cell>
          <table:table-cell table:style-name="Tableau8.F2" office:value-type="string">
            <text:p text:style-name="P40">{nomAdresseTemoins}</text:p>
          </table:table-cell>
          <table:table-cell table:style-name="Tableau8.F2" office:value-type="string">
            <text:p text:style-name="P40">{nomAdresseTiers}</text:p>
          </table:table-cell>
          <table:table-cell table:style-name="Tableau8.F2" office:value-type="string">
            <text:p text:style-name="P40">{signatureDonneurSoins}</text:p>
          </table:table-cell>
          <table:table-cell table:style-name="Tableau8.F2" office:value-type="string">
            <text:p text:style-name="P40">{signatureVictime}</text:p>
          </table:table-cell>
          <table:table-cell table:style-name="Tableau8.G2" office:value-type="string">
            <text:p text:style-name="P40">{observations}[!-- END row.accidentFin --]</text:p>
          </table:table-cell>
        </table:table-row>
      </table:table>
      <text:p text:style-name="P11"/>
      <text:p text:style-name="P11"/>
      <text:p text:style-name="P13">EXPLICATIONS PERMETTANT DE REMPLIR CE REGISTRE</text:p>
      <text:p text:style-name="P12"/>
      <table:table table:name="Tableau11" table:style-name="Tableau11">
        <table:table-column table:style-name="Tableau11.A"/>
        <table:table-column table:style-name="Tableau11.B"/>
        <table:table-column table:style-name="Tableau11.C"/>
        <table:table-row>
          <table:table-cell table:style-name="Tableau11.A1" office:value-type="string">
            <text:p text:style-name="P28">Id</text:p>
          </table:table-cell>
          <table:table-cell table:style-name="Tableau11.A1" office:value-type="string">
            <text:p text:style-name="P29">Contenu de la colonne</text:p>
          </table:table-cell>
          <table:table-cell table:style-name="Tableau11.C1" office:value-type="string">
            <text:p text:style-name="P32">Explications</text:p>
          </table:table-cell>
        </table:table-row>
        <table:table-row>
          <table:table-cell table:style-name="Tableau11.A2" office:value-type="string">
            <text:p text:style-name="P28">1</text:p>
          </table:table-cell>
          <table:table-cell table:style-name="Tableau11.A2" office:value-type="string">
            <text:p text:style-name="P30">N°d’ordre</text:p>
          </table:table-cell>
          <table:table-cell table:style-name="Tableau11.C2" office:value-type="string">
            <text:p text:style-name="P31">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8">2</text:p>
          </table:table-cell>
          <table:table-cell table:style-name="Tableau11.A2" office:value-type="string">
            <text:p text:style-name="P30">Date d’inscription dans le registre</text:p>
          </table:table-cell>
          <table:table-cell table:style-name="Tableau11.C2" office:value-type="string">
            <text:p text:style-name="P31">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8">3</text:p>
          </table:table-cell>
          <table:table-cell table:style-name="Tableau11.A2" office:value-type="string">
            <text:p text:style-name="P30">Nom, Prénom, matricule interne de la victime</text:p>
          </table:table-cell>
          <table:table-cell table:style-name="Tableau11.C2" office:value-type="string">
            <text:p text:style-name="P31">Identité précise de la victime</text:p>
          </table:table-cell>
        </table:table-row>
        <table:table-row>
          <table:table-cell table:style-name="Tableau11.A2" office:value-type="string">
            <text:p text:style-name="P28">4</text:p>
          </table:table-cell>
          <table:table-cell table:style-name="Tableau11.A2" office:value-type="string">
            <text:p text:style-name="P30">Date et heure</text:p>
          </table:table-cell>
          <table:table-cell table:style-name="Tableau11.C2" office:value-type="string">
            <text:p text:style-name="P31">Date et heure de survenue de l’accident (et non date d’inscription dans le registre)</text:p>
          </table:table-cell>
        </table:table-row>
        <table:table-row>
          <table:table-cell table:style-name="Tableau11.A2" office:value-type="string">
            <text:p text:style-name="P28">5</text:p>
          </table:table-cell>
          <table:table-cell table:style-name="Tableau11.A2" office:value-type="string">
            <text:p text:style-name="P30">Lieu</text:p>
          </table:table-cell>
          <table:table-cell table:style-name="Tableau11.C2" office:value-type="string">
            <text:p text:style-name="P31">Préciser s’il s’agit d’un atelier, d’un parking, du vestiaire, bureau, Bâtiment B1….</text:p>
          </table:table-cell>
        </table:table-row>
        <table:table-row>
          <table:table-cell table:style-name="Tableau11.A2" office:value-type="string">
            <text:p text:style-name="P28">6</text:p>
          </table:table-cell>
          <table:table-cell table:style-name="Tableau11.A2" office:value-type="string">
            <text:p text:style-name="P30">Circonstances détaillées (indiquer, le cas échéant, l'appareil, la machine ou le moyen de locomotion utilisé)</text:p>
          </table:table-cell>
          <table:table-cell table:style-name="Tableau11.C2" office:value-type="string">
            <text:p text:style-name="P31">Détailler les circonstances de l’accident en précisant l’objet éventuellement en cause.</text:p>
          </table:table-cell>
        </table:table-row>
        <table:table-row>
          <table:table-cell table:style-name="Tableau11.A2" office:value-type="string">
            <text:p text:style-name="P28">7</text:p>
          </table:table-cell>
          <table:table-cell table:style-name="Tableau11.A2" office:value-type="string">
            <text:p text:style-name="P30">Siège des lésions (préciser, s'il y a lieu, droite ou gauche)</text:p>
          </table:table-cell>
          <table:table-cell table:style-name="Tableau11.C2" office:value-type="string">
            <text:p text:style-name="P31">Indiquer le siège des lésions en précisant, s’il y a lieu, droite ou gauche</text:p>
          </table:table-cell>
        </table:table-row>
        <table:table-row>
          <table:table-cell table:style-name="Tableau11.A2" office:value-type="string">
            <text:p text:style-name="P28">8</text:p>
          </table:table-cell>
          <table:table-cell table:style-name="Tableau11.A2" office:value-type="string">
            <text:p text:style-name="P30">Nature des lésions</text:p>
          </table:table-cell>
          <table:table-cell table:style-name="Tableau11.C2" office:value-type="string">
            <text:p text:style-name="P31">Hématome, coup, écorchure, choc psychologique…</text:p>
          </table:table-cell>
        </table:table-row>
        <table:table-row>
          <table:table-cell table:style-name="Tableau11.A2" office:value-type="string">
            <text:p text:style-name="P28">9</text:p>
          </table:table-cell>
          <table:table-cell table:style-name="Tableau11.A2" office:value-type="string">
            <text:p text:style-name="P30">Nom et adresse des témoins ou de la première personne avisée</text:p>
          </table:table-cell>
          <table:table-cell table:style-name="Tableau11.C2" office:value-type="string">
            <text:p text:style-name="P31">Ces éléments sont utiles en cas de contestation éventuelle des faits</text:p>
          </table:table-cell>
        </table:table-row>
        <table:table-row>
          <table:table-cell table:style-name="Tableau11.A2" office:value-type="string">
            <text:p text:style-name="P28">10</text:p>
          </table:table-cell>
          <table:table-cell table:style-name="Tableau11.A2" office:value-type="string">
            <text:p text:style-name="P30">Nom et adresse des tiers impliqués extérieurs à l'établissement</text:p>
          </table:table-cell>
          <table:table-cell table:style-name="Tableau11.C2" office:value-type="string">
            <text:p text:style-name="P31">Tiers extérieurs à l’établissement : en cas d’accident de trajet bénin par exemple</text:p>
          </table:table-cell>
        </table:table-row>
        <table:table-row>
          <table:table-cell table:style-name="Tableau11.A2" office:value-type="string">
            <text:p text:style-name="P28">11</text:p>
          </table:table-cell>
          <table:table-cell table:style-name="Tableau11.A2" office:value-type="string">
            <text:p text:style-name="P30">Nom et signature du donneur de soins</text:p>
          </table:table-cell>
          <table:table-cell table:style-name="Tableau11.C2" office:value-type="string">
            <text:p text:style-name="P31">Apposer le nom et la signature du donneur de soins, même en l’absence de soins donnés à la victime</text:p>
            <text:p text:style-name="P41">Rappel : seuls les donneurs de soins inscrits sur la première page du registre sont habilités à compléter et à signer le registre.</text:p>
          </table:table-cell>
        </table:table-row>
        <table:table-row>
          <table:table-cell table:style-name="Tableau11.A2" office:value-type="string">
            <text:p text:style-name="P28">12</text:p>
          </table:table-cell>
          <table:table-cell table:style-name="Tableau11.A2" office:value-type="string">
            <text:p text:style-name="P30">Signature de la victime</text:p>
          </table:table-cell>
          <table:table-cell table:style-name="Tableau11.C2" office:value-type="string">
            <text:p text:style-name="P31">Apposer la signature de la victime même en l’absence de soins donnés</text:p>
          </table:table-cell>
        </table:table-row>
        <table:table-row>
          <table:table-cell table:style-name="Tableau11.A2" office:value-type="string">
            <text:p text:style-name="P28">13</text:p>
          </table:table-cell>
          <table:table-cell table:style-name="Tableau11.A2" office:value-type="string">
            <text:p text:style-name="P30">Observations (date de la DAT éventuellement)</text:p>
          </table:table-cell>
          <table:table-cell table:style-name="Tableau11.C2" office:value-type="string">
            <text:p text:style-name="P31">A compléter ultérieurement si l’accident en question est suivi d’une déclaration A.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accident_benin.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05T16:02:47.801000000</dc:date>
    <meta:editing-duration>PT1H28M49S</meta:editing-duration>
    <meta:editing-cycles>33</meta:editing-cycles>
    <meta:generator>LibreOffice/5.2.3.3$Windows_x86 LibreOffice_project/d54a8868f08a7b39642414cf2c8ef2f228f780cf</meta:generator>
    <meta:document-statistic meta:table-count="10" meta:image-count="1" meta:object-count="0" meta:page-count="6" meta:paragraph-count="161" meta:word-count="1169" meta:character-count="7304" meta:non-whitespace-character-count="6299"/>
  </office:meta>
</office:document-meta>
</file>